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128980" officeooo:paragraph-rsid="00128980" style:font-size-asian="24pt" style:font-size-complex="24pt"/>
    </style:style>
    <style:style style:name="P3" style:family="paragraph" style:parent-style-name="Text_20_body">
      <style:paragraph-properties fo:text-align="center" style:justify-single-word="false" fo:break-before="page"/>
      <style:text-properties fo:font-size="24pt" officeooo:rsid="00128980" officeooo:paragraph-rsid="00128980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Tecnológico de Costa Rica</text:p>
      <text:p text:style-name="P1"/>
      <text:p text:style-name="P2">Estudiante: Esteban Bosques Mondol</text:p>
      <text:p text:style-name="P2"/>
      <text:p text:style-name="P2">Carnet: 2013046970 </text:p>
      <text:p text:style-name="P2"/>
      <text:p text:style-name="P2">Profesor: Jaime Gutierrez Alfaro</text:p>
      <text:p text:style-name="P2"/>
      <text:p text:style-name="P2">I Proyecto Programado – Puntos</text:p>
      <text:p text:style-name="P2"/>
      <text:p text:style-name="P2">Escuel de Ingenieria en Computacion</text:p>
      <text:p text:style-name="P2"/>
      <text:p text:style-name="P2">Curso: Arquitectura de Computadoras</text:p>
      <text:p text:style-name="P2"/>
      <text:p text:style-name="P2">Grupo 20</text:p>
      <text:p text:style-name="P3">Analisis del problema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21:05:23.937205425</meta:creation-date>
    <dc:date>2016-04-25T21:17:17.972307171</dc:date>
    <meta:editing-duration>PT11M55S</meta:editing-duration>
    <meta:editing-cycles>1</meta:editing-cycles>
    <meta:document-statistic meta:table-count="0" meta:image-count="0" meta:object-count="0" meta:page-count="2" meta:paragraph-count="9" meta:word-count="33" meta:character-count="249" meta:non-whitespace-character-count="223"/>
    <meta:generator>LibreOffice/5.0.5.2$Linux_X86_64 LibreOffice_project/00m0$Build-2</meta:generator>
  </office:meta>
</office:document-meta>
</file>